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1708333333333cm" style:use-optimal-column-width="true"/>
    </style:style>
    <style:style style:name="co2" style:family="table-column">
      <style:table-column-properties fo:break-before="auto" style:column-width="4.02166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Done?</text:p>
          </table:table-cell>
          <table:table-cell office:value-type="string" table:style-name="ce1">
            <text:p>Cat-Orig</text:p>
          </table:table-cell>
          <table:table-cell office:value-type="string" table:style-name="ce1">
            <text:p>Subcat-Orig</text:p>
          </table:table-cell>
          <table:table-cell office:value-type="string" table:style-name="ce1">
            <text:p>Cat-New</text:p>
          </table:table-cell>
          <table:table-cell office:value-type="string" table:style-name="ce1">
            <text:p>Subcat-New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Момичешки Игри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gir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Barbie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barbi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Bratz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bratz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везден грим<text:s/>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star-make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апознанств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da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еобличане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dress-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ически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air-styl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дравей Kitty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ello-kitt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еобличане на кон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or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Целувк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kis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Грим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make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ироно Студио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nail-studi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Powerpuff Girls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powerpuff-girl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Обзавеждане на стая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ome-dec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Игрите на Сю<text:s/>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sue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totally-spi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Сватб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wed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Winx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win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Преобразяване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makeov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Екшън Игр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Стрелб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hoo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Бой на арен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ren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Астероид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steroid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Boxhead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boxhea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Игри с бох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box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Защитавай базат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Ниндж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inj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Един vs Всички бо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1-v-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1 vs 1 Бо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1-v-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тичай и стреля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run-n-gu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Street Fighter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treet-fight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Turret Защит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urret-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Воени игр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Xiao Xiao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xiao-xia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в мултиплеар</text:p>
          </table:table-cell>
          <table:table-cell office:value-type="string" table:style-name="ce1">
            <text:p>Игри в мултиплеар</text:p>
          </table:table-cell>
          <table:table-cell office:value-type="string" table:style-name="ce1">
            <text:p>multiplayer</text:p>
          </table:table-cell>
          <table:table-cell office:value-type="string" table:style-name="ce1">
            <text:p>multiplay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имулации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simul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Построй твой остров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isla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Игри с ресторант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restauran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коростно влакче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rollercoast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Управлявай компания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compan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Управлявай Ферма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far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Sim Date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dating-si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тратегия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strateg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Tower Defence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tower-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портни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por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Въздушен Хокей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ir-hocke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ейз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se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аскет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sket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иля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illiard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BMX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m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оулинг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owl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трелеца с лък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rch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Дарц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a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Народна Топка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odge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Риболов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fish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Уда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trik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Голф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gol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Яздене на кон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horse-ri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Хокей на ле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ice-hocke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Удари на горе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vertical-hi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Миниголф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minigol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Олимпийските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olympic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ърз Пуу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quick-poo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Ръгб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rugb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кейтбо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kateboar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к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ki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ноубо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nowboar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Фут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foot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Surfen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urf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Тенис на маса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table-tenn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Тенис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tenn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Волей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volley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Yetisports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yeti-spo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Зимни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winter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портен бар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r-spo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Трудни Игр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ifficul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Баланс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ala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Прескочи Топ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ou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Bloons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loon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Bubble Trouble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ubble-trou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Гюл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trebuche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Хван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catc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Доч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dg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кокове на Делфин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lph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Не се страхувай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nt-get-caugh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Игри за Рисуван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sketch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Бързо Писан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typ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Filler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fi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Фиш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aquariu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Four Second Fury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four-second-fu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Миньор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in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кочи наврем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jump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Line Rider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line-rid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Движи Миш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ou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тигни другата стран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other-e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Търкалай Топ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o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мени въжет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o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Игри за реакци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ea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Физически игр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physic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Логически Игр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ogi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Aqua Energizer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aqua-energiz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Bejeweled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ejewel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ремести Кути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sokoba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Bloxorz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loxorz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трелба по Балон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ub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Gridlock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gridlo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учи път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at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ъзел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jigsaw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прави път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i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вържи Цветове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color-matc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Лабиринт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abyrint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Запомнящи се игр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sim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Puzzle Quest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uzzle-ques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Търси картинк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hidden-objec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мери разлики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find-the-differe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Опитай се да избягаш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esca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Zuma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zum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вържи форми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match-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осочи и натисн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oint-cli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Верижна реакци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cha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Мач 3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match-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Детски Игр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hildre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Носене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arry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Оцветявай книжк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oloring-book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looney-tun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Памет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memo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Shrek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shre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Spongebob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spongebob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Мечо Пух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winnie-the-poo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Топография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topograph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dor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Образователн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education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Игри за обзавеждане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renov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Състезателн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3D Състезателн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3d-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Pimp My Ride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imp-my-rid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Dirtbike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irtbik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Дрифт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if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Уроци по Шофиран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iving-less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Формула 1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f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Хълмов състезател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hi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артинг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kar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Лайн Състезани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a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Monster Truck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monster-tru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Мотокрос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motocro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Паркиран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ark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уад рейсър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qua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Състезани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аскадьор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stuntma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Летящ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fligh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Online Игр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onli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Готвене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cook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Танц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dan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Музика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musi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Забавни Игр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fu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Телевизия &amp; Филм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tv-film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на даска и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tabletop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Блекджек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blackja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на дъск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tabletop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Табл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hecker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Шах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he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Махжонг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mahjo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Mastermind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mastermi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Покер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pok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Рулетк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roulett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Солитар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solitair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Бързи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ard-spe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Sudoku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sudoku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с размяна на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ard-draw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classi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Bomberman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bomberma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Breakout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breakou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Lemming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lemming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Минно Поле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minesweep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Pacman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ac-ma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Пинбол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inbal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Pong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o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Змия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snak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Tetri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tetr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Worm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worm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Адвенчър Игри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adventur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Garfield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garfiel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Harry Potter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harry-pot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Супер Марио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uper-mari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rp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Соник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onic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Spiderman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piderma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The Simpsons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the-simpson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Ben 10 Igri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ben-1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Naruto Igri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narut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Платформени Игри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platformer</text:p>
          </table:table-cell>
          <table:table-cell table:number-columns-repeated="16379"/>
        </table:table-row>
        <table:table-row table:number-rows-repeated="10483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Nikola Mihaylov</meta:initial-creator>
    <dc:creator>Nikola Mihaylov</dc:creator>
    <meta:creation-date>2024-05-15T08:51:04Z</meta:creation-date>
    <dc:date>2024-05-16T13:17:41Z</dc:date>
    <meta:editing-duration>PT0S</meta:editing-duration>
  </office:meta>
</office:document-meta>
</file>